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margin-top="0cm" fo:margin-bottom="0.499cm" style:contextual-spacing="false" fo:orphans="2" fo:widows="2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4pt" fo:letter-spacing="normal" fo:font-style="normal" fo:font-weight="normal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loext:opacity="100%" fo:font-size="14pt" fo:letter-spacing="normal" fo:font-style="normal" fo:font-weight="normal"/>
    </style:style>
    <style:style style:name="T1" style:family="text">
      <style:text-properties fo:font-variant="normal" fo:text-transform="none" fo:color="#000000" loext:opacity="100%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 C++, initialization means giving an initial value to a variable when it is created. Assignment means changing the value of an existing variable to a new one. Initialization can only happen once, while assignment can happen multiple times.</text:p>
      <text:p text:style-name="P4">For example, consider the following code:</text:p>
      <text:p text:style-name="P1"><text:span text:style-name="Source_20_Text"><text:span text:style-name="T1">int x = 10; // Initialization</text:span></text:span></text:p>
      <text:p text:style-name="P2"><text:span text:style-name="Source_20_Text"><text:span text:style-name="T1">x = 20; // Assignment</text:span></text:span></text:p>
      <text:p text:style-name="P4"/>
      <text:p text:style-name="P4">Here, x is initialized to 10 when it is declared. Then, x is assigned a new value of 20 later in the code.</text:p>
      <text:p text:style-name="P4">If we add a const declaration in front of x, the code will not compile:</text:p>
      <text:p text:style-name="P1"><text:span text:style-name="Source_20_Text"><text:span text:style-name="T1">const int x = 10; // Initialization</text:span></text:span></text:p>
      <text:p text:style-name="P2"><text:span text:style-name="Source_20_Text"><text:span text:style-name="T1">x = 20; // Error: cannot assign to a const variable</text:span></text:span></text:p>
      <text:p text:style-name="P4">This is because a const variable can only be initialized and cannot be changed afterwards. Therefore, the assignment statement is invalid.</text:p>
      <text:p text:style-name="P4">However, if we change the code to use another variable y instead of x, the code will compile:</text:p>
      <text:p text:style-name="P1"><text:span text:style-name="Source_20_Text"><text:span text:style-name="T1">const int x = 10; // Initialization</text:span></text:span></text:p>
      <text:p text:style-name="P1"><text:span text:style-name="Source_20_Text"><text:span text:style-name="T1">int y = x; // Initialization</text:span></text:span></text:p>
      <text:p text:style-name="P2"><text:span text:style-name="Source_20_Text"><text:span text:style-name="T1">y = 20; // Assignment</text:span></text:span></text:p>
      <text:p text:style-name="P4">Here, y is initialized to the value of x when it is declared. Then, y is assigned a new value of 20 later in the code.</text:p>
      <text:p text:style-name="P4">This shows that initialization and assignment are different operations in C++. Initialization happens when a variable is created and given an initial value. Assignment happens when an existing variable is given a new value. A const variable can only be initialized and cannot be assigne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6T21:41:34.845000000</dc:date>
    <meta:editing-duration>PT1M40S</meta:editing-duration>
    <meta:editing-cycles>1</meta:editing-cycles>
    <meta:document-statistic meta:table-count="0" meta:image-count="0" meta:object-count="0" meta:page-count="1" meta:paragraph-count="15" meta:word-count="240" meta:character-count="1316" meta:non-whitespace-character-count="1091"/>
    <meta:generator>LibreOffice/7.3.4.2$Windows_X86_64 LibreOffice_project/728fec16bd5f605073805c3c9e7c4212a0120dc5</meta:generator>
  </office:meta>
</office:document-meta>
</file>